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_32__20_Dots_20_1_20_Dash" svg:stroke-width="0.053cm" svg:stroke-color="#ff3333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1.913cm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 fo:min-height="0cm" fo:min-width="3.796cm"/>
    </style:style>
    <style:style style:name="gr6" style:family="graphic" style:parent-style-name="standard">
      <style:graphic-properties draw:textarea-horizontal-align="justify" draw:textarea-vertical-align="middle" draw:auto-grow-height="false" fo:min-height="0.782cm" fo:min-width="1.787cm"/>
    </style:style>
    <style:style style:name="gr7" style:family="graphic" style:parent-style-name="standard">
      <style:graphic-properties draw:fill-color="#00ffff" draw:textarea-vertical-align="middle" draw:auto-grow-height="false" fo:min-height="1.909cm" fo:min-width="1.278cm"/>
    </style:style>
    <style:style style:name="gr8" style:family="graphic" style:parent-style-name="standard">
      <style:graphic-properties draw:fill-color="#00ff66" draw:textarea-vertical-align="middle" draw:auto-grow-height="false" fo:min-height="5.135cm" fo:min-width="3.407cm"/>
    </style:style>
    <style:style style:name="gr9" style:family="graphic" style:parent-style-name="standard">
      <style:graphic-properties draw:fill-color="#ffff00" draw:textarea-vertical-align="middle" draw:auto-grow-height="false" fo:min-height="5.138cm" fo:min-width="2.971cm"/>
    </style:style>
    <style:style style:name="gr10" style:family="graphic" style:parent-style-name="standard">
      <style:graphic-properties draw:fill-color="#ffff00" draw:textarea-vertical-align="middle" draw:auto-grow-height="false" fo:min-height="1.909cm" fo:min-width="1.278cm"/>
    </style:style>
    <style:style style:name="gr11" style:family="graphic" style:parent-style-name="standard">
      <style:graphic-properties draw:fill-color="#00ff66" draw:textarea-horizontal-align="justify" draw:textarea-vertical-align="middle" draw:auto-grow-height="false" fo:min-height="1.084cm" fo:min-width="0cm"/>
    </style:style>
    <style:style style:name="P1" style:family="paragraph">
      <style:paragraph-properties fo:text-align="center"/>
      <style:text-properties fo:font-size="28pt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2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-color="#00ff66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b2b2b2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b2b2b2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0000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905cm" svg:x="3.54cm" svg:y="1.635cm">
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/text:p>
          <text:p text:style-name="P1"><text:span text:style-name="T1">0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9.041cm" svg:height="0.962cm" svg:x="6.056cm" svg:y="2.143cm">
          <draw:text-box>
            <text:p>Wants to send <text:span text:style-name="T2">“Hello </text:span><text:span text:style-name="T2">dude”</text:span> to </text:p>
          </draw:text-box>
        </draw:frame>
        <draw:custom-shape draw:style-name="gr1" draw:text-style-name="P4" draw:layer="layout" svg:width="1.905cm" svg:height="1.905cm" svg:x="15.556cm" svg:y="1.635cm">
          <text:p text:style-name="P1"><text:span text:style-name="T1">Process</text:span></text:p>
          <text:p text:style-name="P1"><text:span text:style-name="T1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.254cm" svg:y1="4.683cm" svg:x2="19.669cm" svg:y2="4.683cm">
          <text:p/>
        </draw:line>
        <draw:custom-shape draw:style-name="gr1" draw:text-style-name="P4" draw:layer="layout" svg:width="1.905cm" svg:height="1.905cm" svg:x="3.54cm" svg:y="5.953cm">
          <text:p text:style-name="P1"><text:span text:style-name="T1">Process</text:span></text:p>
          <text:p text:style-name="P1"><text:span text:style-name="T1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905cm" svg:height="1.905cm" svg:x="15.605cm" svg:y="5.953cm">
          <text:p text:style-name="P1"><text:span text:style-name="T1">Process</text:span></text:p>
          <text:p text:style-name="P1"><text:span text:style-name="T1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413cm" svg:height="1.905cm" svg:x="9.509cm" svg:y="9.89cm">
          <text:p text:style-name="P6">Message</text:p>
          <text:p text:style-name="P6">Handl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909cm" svg:height="0.4cm" draw:transform="rotate (-0.624129740513172) translate (5.525cm 7.2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2.286cm" svg:height="1.651cm" svg:x="9.636cm" svg:y="13.065cm">
          <text:p text:style-name="P6">/Myregion0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9" draw:layer="layout" svg:width="2.814cm" svg:height="1.199cm" svg:x="5.572cm" svg:y="7.929cm">
          <draw:text-box>
            <text:p text:style-name="P8"><text:span text:style-name="T3">Write to 02</text:span></text:p>
            <text:p text:style-name="P8"><text:span text:style-name="T4">“</text:span><text:span text:style-name="T4">Hello dude”</text:span></text:p>
          </draw:text-box>
        </draw:frame>
        <draw:custom-shape draw:style-name="gr7" draw:text-style-name="P7" draw:layer="layout" svg:width="1.778cm" svg:height="2.159cm" svg:x="8.366cm" svg:y="11.16cm">
          <text:p/>
          <draw:enhanced-geometry svg:viewBox="0 0 21600 21600" draw:text-areas="0 0 21600 21600" draw:mirror-horizontal="true" draw:type="circular-arrow" draw:modifiers="-106.883864093201 84.9217918590339 8435.946277783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9" draw:layer="layout" svg:width="2.814cm" svg:height="1.199cm" svg:x="6.772cm" svg:y="11.43cm">
          <draw:text-box>
            <text:p text:style-name="P8"><text:span text:style-name="T3"/></text:p>
            <text:p text:style-name="P8"><text:span text:style-name="T4">“</text:span><text:span text:style-name="T4">Hello dude”</text:span></text:p>
          </draw:text-box>
        </draw:frame>
        <draw:custom-shape draw:style-name="gr8" draw:text-style-name="P10" draw:layer="layout" svg:width="3.908cm" svg:height="5.386cm" draw:transform="skewX (0.000349065850398834) rotate (1.46345857779725) translate (11.032cm 10.346cm)">
          <text:p/>
          <draw:enhanced-geometry svg:viewBox="0 0 21600 21600" draw:text-areas="0 0 21600 21600" draw:mirror-horizontal="true" draw:mirror-vertical="false" draw:type="circular-arrow" draw:modifiers="-45.2494115932067 99.6404301529752 9613.30908476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1" draw:layer="layout" svg:width="3.471cm" svg:height="5.388cm" draw:transform="skewX (0.000349065850398872) rotate (1.42890105860776) translate (10.923cm 10.527cm)">
          <text:p/>
          <draw:enhanced-geometry svg:viewBox="0 0 21600 21600" draw:text-areas="0 0 21600 21600" draw:mirror-horizontal="false" draw:mirror-vertical="true" draw:type="circular-arrow" draw:modifiers="-45.2494115932067 99.6404301529752 9613.30908476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13" draw:layer="layout" svg:width="4.939cm" svg:height="1.673cm" svg:x="10.017cm" svg:y="6.566cm">
          <draw:text-box>
            <text:p text:style-name="P12"><text:span text:style-name="T3">Are there message</text:span></text:p>
            <text:p text:style-name="P12"><text:span text:style-name="T3">For 02 ?</text:span></text:p>
            <text:p text:style-name="P12"><text:span text:style-name="T3">[set up a receive buffer]</text:span></text:p>
          </draw:text-box>
        </draw:frame>
        <draw:custom-shape draw:style-name="gr10" draw:text-style-name="P11" draw:layer="layout" svg:width="1.778cm" svg:height="2.159cm" draw:transform="rotate (-3.11401645140828) translate (13.104cm 13.565cm)">
          <text:p/>
          <draw:enhanced-geometry svg:viewBox="0 0 21600 21600" draw:text-areas="0 0 21600 21600" draw:mirror-horizontal="true" draw:type="circular-arrow" draw:modifiers="-106.883864093201 84.9217918590339 8435.946277783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0" draw:layer="layout" svg:width="0.381cm" svg:height="1.524cm" svg:x="10.525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9" draw:layer="layout" svg:width="2.297cm" svg:height="0.725cm" svg:x="9.509cm" svg:y="11.959cm">
          <draw:text-box>
            <text:p text:style-name="P8"><text:span text:style-name="T5">Check 02</text:span></text:p>
          </draw:text-box>
        </draw:frame>
        <draw:frame draw:style-name="gr2" draw:text-style-name="P13" draw:layer="layout" svg:width="2.814cm" svg:height="1.199cm" svg:x="11.91cm" svg:y="12.36cm">
          <draw:text-box>
            <text:p text:style-name="P12"><text:span text:style-name="T5">Get 02</text:span></text:p>
            <text:p text:style-name="P12"><text:span text:style-name="T4">“</text:span><text:span text:style-name="T4">Hello dude”</text:span></text:p>
          </draw:text-box>
        </draw:frame>
        <draw:frame draw:style-name="gr2" draw:text-style-name="P13" draw:layer="layout" svg:width="5.54cm" svg:height="1.673cm" svg:x="12.811cm" svg:y="9.487cm">
          <draw:text-box>
            <text:p text:style-name="P12"><text:span text:style-name="T5">Send back found message</text:span></text:p>
            <text:p text:style-name="P12"><text:span text:style-name="T4">“</text:span><text:span text:style-name="T4">Hello dude”</text:span></text:p>
            <text:p text:style-name="P12"><text:span text:style-name="T5">[on set up buffer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2:03:40.433368800</meta:creation-date>
    <dc:date>2018-06-14T12:25:25.512571481</dc:date>
    <meta:editing-duration>PT11M34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